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subtitle">
      <style:graphic-properties draw:fill-color="#ffffff" fo:min-height="12.348cm"/>
    </style:style>
    <style:style style:name="pr2" style:family="presentation" style:parent-style-name="midnightblue-notes">
      <style:graphic-properties draw:fill-color="#ffffff" fo:min-height="13.364cm"/>
    </style:style>
    <style:style style:name="pr3" style:family="presentation" style:parent-style-name="midnightblue-title">
      <style:graphic-properties fo:min-height="3.506cm"/>
    </style:style>
    <style:style style:name="pr4" style:family="presentation" style:parent-style-name="midnightblue-subtitle">
      <style:graphic-properties draw:fill-color="#ffffff" draw:auto-grow-height="true" fo:min-height="14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outline1">
      <style:graphic-properties fo:min-height="13.75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draw:frame presentation:style-name="pr1" draw:text-style-name="P2" draw:layer="layout" svg:width="26cm" svg:height="12.348cm" svg:x="1cm" svg:y="0.837cm" presentation:class="subtitle">
          <draw:text-box>
            <text:p text:style-name="P1">Tema 4. Complejidad de algoritmo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0">
        <draw:frame presentation:style-name="pr3" draw:layer="layout" svg:width="26cm" svg:height="2.663cm" svg:x="1cm" svg:y="0.837cm" presentation:class="title">
          <draw:text-box>
            <text:p>Objetivo: </text:p>
          </draw:text-box>
        </draw:frame>
        <draw:frame presentation:style-name="pr4" draw:text-style-name="P4" draw:layer="layout" svg:width="26cm" svg:height="14cm" svg:x="1cm" svg:y="5.5cm" presentation:class="subtitle">
          <draw:text-box>
            <text:p>El alumno describirá los tipos de complejidad P, NP y NPC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1">
        <draw:frame presentation:style-name="pr6" draw:layer="layout" svg:width="26cm" svg:height="2.663cm" svg:x="1cm" svg:y="0.837cm" presentation:class="title" presentation:user-transformed="true">
          <draw:text-box>
            <text:p>Analisis de un problema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¿Como se resuelve una raíz Cuadrada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1">
        <draw:frame presentation:style-name="pr6" draw:layer="layout" svg:width="26cm" svg:height="2.663cm" svg:x="1cm" svg:y="0.837cm" presentation:class="title" presentation:user-transformed="true">
          <draw:text-box>
            <text:p>Analisis de un problema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¿Como se resuelve una raíz Cuadrada?</text:p>
              </text:list-item>
              <text:list-item>
                <text:p>Resolver una raíz cuadrada (que existe un método muy laborioso) es más complicado o lento que la operación inversa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3T1">
        <draw:frame presentation:style-name="pr6" draw:layer="layout" svg:width="26cm" svg:height="2.663cm" svg:x="1cm" svg:y="0.837cm" presentation:class="title" presentation:user-transformed="true">
          <draw:text-box>
            <text:p>Analisis de un problema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¿Como se resuelve una raíz Cuadrada?</text:p>
              </text:list-item>
              <text:list-item>
                <text:p>Resolver una raíz cuadrada (que existe un método muy laborioso) es más complicado o lento que la operación inversa. </text:p>
              </text:list-item>
              <text:list-item>
                <text:p>Si un problema nos pide que comprobemos si un número determinado X es la raíz cuadrada de Z podríamos resolverlo de dos formas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3T1">
        <draw:frame presentation:style-name="pr6" draw:layer="layout" svg:width="26cm" svg:height="2.663cm" svg:x="1cm" svg:y="0.837cm" presentation:class="title">
          <draw:text-box>
            <text:p>Métodos de solución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Calculando la raíz de Z y comparando con X (proceso lento y engorroso)</text:p>
              </text:list-item>
              <text:list-item>
                <text:p>Elevando al cuadrado a X y comparando con Z (simple multiplicación X·X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3T1">
        <draw:frame presentation:style-name="pr6" draw:layer="layout" svg:width="26cm" svg:height="2.663cm" svg:x="1cm" svg:y="0.837cm" presentation:class="title">
          <draw:text-box>
            <text:p>Complejidad P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P es la clase de complejidad que contiene problemas de decisión que se pueden resolver en un tiempo polinómico.</text:p>
              </text:list-item>
              <text:list-item>
                <text:p>P contiene a la mayoría de problemas naturales, algoritmos de programación lineal, funciones simp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3T1">
        <draw:frame presentation:style-name="pr6" draw:layer="layout" svg:width="26cm" svg:height="2.663cm" svg:x="1cm" svg:y="0.837cm" presentation:class="title">
          <draw:text-box>
            <text:p>Complejidad NP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La clase de complejidad NP contiene problemas que no pueden resolverse en un tiempo polinómico. </text:p>
              </text:list-item>
              <text:list-item>
                <text:p>Cuando se dice que un algoritmo no puede obtener una solución a un problema en tiempo polinómico siempre se intenta buscar otro procedimiento que lo consiga mejorar</text:p>
              </text:list-item>
              <text:list-item>
                <text:p>Frente a los problemas contenidos en P tienen métodos de resolución menos eficace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3T1">
        <draw:frame presentation:style-name="pr6" draw:layer="layout" svg:width="26cm" svg:height="2.663cm" svg:x="1cm" svg:y="0.837cm" presentation:class="title">
          <draw:text-box>
            <text:p>Entonces...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Si nos resulta sencillo encontrar una solución para un determinado problema, sabemos comprobar si la solución es cierta (simplemente comparar), por lo que P es un subconjunto de la clase NP</text:p>
              </text:list-item>
              <text:list-item>
                <text:p>Entonces, ¿ocurre lo mismo a la inversa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3T1">
        <draw:frame presentation:style-name="pr6" draw:layer="layout" svg:width="26cm" svg:height="2.663cm" svg:x="1cm" svg:y="0.837cm" presentation:class="title" presentation:user-transformed="true">
          <draw:text-box>
            <text:p>NP-Completo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La clase de complejidad NP-completo es el subconjunto de los problemas de decisión en NP tal que todo problema en NP se puede reducir en cada uno de los problemas de NP-completo.</text:p>
              </text:list-item>
              <text:list-item>
                <text:p>Se puede decir que los problemas de NP-completo son los problemas más difíciles de NP y muy probablemente no formen parte de la clase de complejidad 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3T1">
        <draw:frame presentation:style-name="pr6" draw:layer="layout" svg:width="26cm" svg:height="2.663cm" svg:x="1cm" svg:y="0.837cm" presentation:class="title" presentation:user-transformed="true">
          <draw:text-box>
            <text:p>NP y NP-C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La razón es que de tenerse una solución polinómica para un problema NP-completo, todos los problemas de NP tendrían también una solución en tiempo polinómico.</text:p>
              </text:list-item>
              <text:list-item>
                <text:p>Si se demostrase que un problema NP-completo, llamémoslo A, no se pudiese resolver en tiempo polinómico, el resto de los problemas NP-completos tampoco se podrían resolver en tiempo polinómic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3T1">
        <draw:frame presentation:style-name="pr6" draw:layer="layout" svg:width="26cm" svg:height="2.663cm" svg:x="1cm" svg:y="0.837cm" presentation:class="title" presentation:placeholder="true">
          <draw:text-box/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Esto se debe a que si uno de los problemas NP-completos distintos de A, digamos X, se pudiese resolver en tiempo polinómico, entonces A se podría resolver en tiempo polinómico, por definición de NP-comple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3T09:35:37.806783530</meta:creation-date>
    <dc:date>2019-05-13T10:49:47.118742134</dc:date>
    <meta:editing-duration>PT13M28S</meta:editing-duration>
    <meta:editing-cycles>1</meta:editing-cycles>
    <meta:document-statistic meta:object-count="82"/>
    <meta:generator>LibreOffice/5.2.7.2$Linux_X86_64 LibreOffice_project/20m0$Build-2</meta:generator>
  </office:meta>
</office:document-meta>
</file>